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ítulo_20_do_20_relatório">
      <style:text-properties officeooo:paragraph-rsid="0289abe4"/>
    </style:style>
    <style:style style:name="P2" style:family="paragraph" style:parent-style-name="Pré-título">
      <style:paragraph-properties fo:text-align="start" style:justify-single-word="false"/>
      <style:text-properties fo:font-variant="small-caps" fo:color="#ffffff" style:font-name="CMU Serif" fo:font-size="12pt" fo:font-style="normal" fo:font-weight="normal" officeooo:rsid="0289abe4" officeooo:paragraph-rsid="0289abe4" fo:background-color="transparent"/>
    </style:style>
    <style:style style:name="P3" style:family="paragraph" style:parent-style-name="Autor_20_Cabeçalho">
      <style:text-properties officeooo:paragraph-rsid="028af558"/>
    </style:style>
    <style:style style:name="P4" style:family="paragraph" style:parent-style-name="Bloco_20_de_20_texto">
      <style:text-properties fo:color="#000000" style:font-name="CMU Serif" fo:font-size="11pt" fo:font-weight="normal" officeooo:rsid="02963012" officeooo:paragraph-rsid="02963012" fo:background-color="transparent"/>
    </style:style>
    <style:style style:name="P5" style:family="paragraph" style:parent-style-name="Bloco_20_de_20_texto">
      <style:text-properties fo:color="#000000" style:font-name="CMU Serif" fo:font-size="11pt" fo:font-weight="normal" officeooo:rsid="0297363e" officeooo:paragraph-rsid="0297363e" fo:background-color="transparent"/>
    </style:style>
    <style:style style:name="P6" style:family="paragraph" style:parent-style-name="Bloco_20_de_20_texto">
      <style:text-properties officeooo:paragraph-rsid="02954d2a"/>
    </style:style>
    <style:style style:name="P7" style:family="paragraph" style:parent-style-name="Bloco_20_de_20_texto">
      <style:text-properties officeooo:paragraph-rsid="02963012"/>
    </style:style>
    <style:style style:name="P8" style:family="paragraph" style:parent-style-name="Bloco_20_de_20_texto">
      <style:text-properties officeooo:paragraph-rsid="0297363e"/>
    </style:style>
    <style:style style:name="P9" style:family="paragraph" style:parent-style-name="Text_20_body">
      <style:text-properties officeooo:paragraph-rsid="028da6d1"/>
    </style:style>
    <style:style style:name="P10" style:family="paragraph" style:parent-style-name="Text_20_body">
      <style:text-properties officeooo:paragraph-rsid="02918a1f"/>
    </style:style>
    <style:style style:name="P11" style:family="paragraph" style:parent-style-name="Text_20_body">
      <style:text-properties officeooo:rsid="02942172" officeooo:paragraph-rsid="02942172"/>
    </style:style>
    <style:style style:name="P12" style:family="paragraph" style:parent-style-name="Text_20_body">
      <style:text-properties officeooo:paragraph-rsid="02963012"/>
    </style:style>
    <style:style style:name="P13" style:family="paragraph" style:parent-style-name="Text_20_body">
      <style:text-properties officeooo:rsid="0296c34e" officeooo:paragraph-rsid="0296c34e"/>
    </style:style>
    <style:style style:name="P14" style:family="paragraph" style:parent-style-name="Text_20_body">
      <style:text-properties officeooo:paragraph-rsid="02a0ad65"/>
    </style:style>
    <style:style style:name="P15" style:family="paragraph" style:parent-style-name="Text_20_body">
      <style:text-properties officeooo:paragraph-rsid="02a169d0"/>
    </style:style>
    <style:style style:name="P16" style:family="paragraph" style:parent-style-name="Text_20_body">
      <style:text-properties officeooo:rsid="02a35975" officeooo:paragraph-rsid="02a5f917"/>
    </style:style>
    <style:style style:name="P17" style:family="paragraph" style:parent-style-name="Text_20_body">
      <style:text-properties officeooo:paragraph-rsid="02a35975"/>
    </style:style>
    <style:style style:name="P18" style:family="paragraph" style:parent-style-name="Título_20_Seção">
      <style:text-properties officeooo:paragraph-rsid="026444f1"/>
    </style:style>
    <style:style style:name="P19" style:family="paragraph" style:parent-style-name="Título_20_Seção">
      <style:text-properties officeooo:rsid="028f0704" officeooo:paragraph-rsid="028f0704"/>
    </style:style>
    <style:style style:name="P20" style:family="paragraph" style:parent-style-name="Título_20_Seção">
      <style:text-properties officeooo:rsid="0298f876" officeooo:paragraph-rsid="0298f876"/>
    </style:style>
    <style:style style:name="P21" style:family="paragraph" style:parent-style-name="Título_20_Seção">
      <style:text-properties officeooo:rsid="02a21c6b" officeooo:paragraph-rsid="02a21c6b"/>
    </style:style>
    <style:style style:name="P22" style:family="paragraph" style:parent-style-name="Título_20_bloco_20_de_20_texto">
      <style:text-properties officeooo:rsid="02954d2a" officeooo:paragraph-rsid="02954d2a"/>
    </style:style>
    <style:style style:name="P23" style:family="paragraph" style:parent-style-name="Título_20_bloco_20_de_20_texto">
      <style:text-properties officeooo:rsid="02963012" officeooo:paragraph-rsid="02963012"/>
    </style:style>
    <style:style style:name="P24" style:family="paragraph" style:parent-style-name="Título_20_bloco_20_de_20_texto">
      <style:text-properties officeooo:rsid="0296c34e" officeooo:paragraph-rsid="0296c34e"/>
    </style:style>
    <style:style style:name="P25" style:family="paragraph" style:parent-style-name="Título_20_bloco_20_de_20_texto">
      <style:text-properties officeooo:rsid="0296c34e" officeooo:paragraph-rsid="0297363e"/>
    </style:style>
    <style:style style:name="P26" style:family="paragraph" style:parent-style-name="Título_20_bloco_20_de_20_texto">
      <style:paragraph-properties fo:break-before="page"/>
      <style:text-properties officeooo:rsid="02954d2a" officeooo:paragraph-rsid="02954d2a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1" fo:font-size="12pt" fo:font-weight="bold" officeooo:rsid="028af558" fo:background-color="transparent" loext:char-shading-value="0"/>
    </style:style>
    <style:style style:name="T3" style:family="text">
      <style:text-properties fo:font-variant="small-caps" fo:color="#000000" style:font-name="CMU Serif1" fo:font-size="12pt" fo:font-weight="bold" officeooo:rsid="028da6d1" fo:background-color="transparent" loext:char-shading-value="0"/>
    </style:style>
    <style:style style:name="T4" style:family="text">
      <style:text-properties fo:font-variant="small-caps" fo:color="#ffffff" style:font-name="CMU Serif1" fo:font-size="16pt" fo:font-style="normal" fo:font-weight="bold" officeooo:rsid="0289abe4" fo:background-color="transparent" loext:char-shading-value="0" style:font-size-asian="16pt" style:font-size-complex="16pt"/>
    </style:style>
    <style:style style:name="T5" style:family="text">
      <style:text-properties fo:font-variant="small-caps" fo:color="#ffffff" style:font-name="CMU Serif1" fo:font-size="16pt" fo:font-style="normal" fo:font-weight="bold" officeooo:rsid="028da6d1" fo:background-color="transparent" loext:char-shading-value="0" style:font-size-asian="16pt" style:font-size-complex="16pt"/>
    </style:style>
    <style:style style:name="T6" style:family="text">
      <style:text-properties fo:color="#000000" style:font-name="CMU Serif" fo:font-weight="normal" fo:background-color="transparent" loext:char-shading-value="0"/>
    </style:style>
    <style:style style:name="T7" style:family="text">
      <style:text-properties fo:color="#000000" style:font-name="CMU Serif" fo:font-weight="normal" officeooo:rsid="02915a57" fo:background-color="transparent" loext:char-shading-value="0"/>
    </style:style>
    <style:style style:name="T8" style:family="text">
      <style:text-properties fo:color="#000000" style:font-name="CMU Serif" fo:font-weight="normal" officeooo:rsid="029231e6" fo:background-color="transparent" loext:char-shading-value="0"/>
    </style:style>
    <style:style style:name="T9" style:family="text">
      <style:text-properties fo:color="#000000" style:font-name="CMU Serif" fo:font-weight="normal" officeooo:rsid="029c78d3" fo:background-color="transparent" loext:char-shading-value="0"/>
    </style:style>
    <style:style style:name="T10" style:family="text">
      <style:text-properties fo:color="#000000" style:font-name="CMU Serif" fo:font-weight="normal" officeooo:rsid="029db5fb" fo:background-color="transparent" loext:char-shading-value="0"/>
    </style:style>
    <style:style style:name="T11" style:family="text">
      <style:text-properties fo:color="#000000" style:font-name="CMU Serif" fo:font-weight="normal" officeooo:rsid="02a0ad65" fo:background-color="transparent" loext:char-shading-value="0"/>
    </style:style>
    <style:style style:name="T12" style:family="text">
      <style:text-properties fo:color="#000000" style:font-name="CMU Serif" fo:font-weight="normal" officeooo:rsid="02a169d0" fo:background-color="transparent" loext:char-shading-value="0"/>
    </style:style>
    <style:style style:name="T13" style:family="text">
      <style:text-properties fo:color="#000000" style:font-name="CMU Serif" fo:font-weight="normal" officeooo:rsid="02a1a0c3" fo:background-color="transparent" loext:char-shading-value="0"/>
    </style:style>
    <style:style style:name="T14" style:family="text">
      <style:text-properties fo:color="#000000" style:font-name="CMU Serif" fo:font-weight="normal" officeooo:rsid="02a35975" fo:background-color="transparent" loext:char-shading-value="0"/>
    </style:style>
    <style:style style:name="T15" style:family="text">
      <style:text-properties fo:color="#000000" style:font-name="CMU Serif" fo:font-weight="normal" officeooo:rsid="02a4f089" fo:background-color="transparent" loext:char-shading-value="0"/>
    </style:style>
    <style:style style:name="T16" style:family="text">
      <style:text-properties fo:color="#000000" style:font-name="CMU Serif" fo:font-weight="normal" officeooo:rsid="02a5f917" fo:background-color="transparent" loext:char-shading-value="0"/>
    </style:style>
    <style:style style:name="T17" style:family="text">
      <style:text-properties fo:color="#000000" style:font-name="CMU Serif" fo:font-size="11pt" fo:font-weight="normal" officeooo:rsid="02963012" fo:background-color="transparent" loext:char-shading-value="0" style:font-weight-asian="normal" style:font-weight-complex="normal"/>
    </style:style>
    <style:style style:name="T18" style:family="text">
      <style:text-properties fo:color="#000000" style:font-name="CMU Serif" fo:font-size="11pt" fo:font-weight="normal" officeooo:rsid="0294b03b" fo:background-color="transparent" loext:char-shading-value="0" style:font-weight-asian="normal" style:font-weight-complex="normal"/>
    </style:style>
    <style:style style:name="T19" style:family="text">
      <style:text-properties fo:color="#000000" style:font-name="CMU Serif" fo:font-size="11pt" fo:font-weight="normal" officeooo:rsid="0297363e" fo:background-color="transparent" loext:char-shading-value="0" style:font-weight-asian="normal" style:font-weight-complex="normal"/>
    </style:style>
    <style:style style:name="T20" style:family="text">
      <style:text-properties fo:color="#000000" style:font-name="CMU Serif" fo:font-size="11pt" fo:font-weight="normal" officeooo:rsid="0297363e" fo:background-color="transparent" loext:char-shading-value="0"/>
    </style:style>
    <style:style style:name="T21" style:family="text">
      <style:text-properties fo:color="#000000" style:font-name="CMU Serif" fo:font-size="11pt" fo:font-weight="bold" officeooo:rsid="0294b03b" fo:background-color="transparent" loext:char-shading-value="0" style:font-weight-asian="bold" style:font-weight-complex="bold"/>
    </style:style>
    <style:style style:name="T22" style:family="text">
      <style:text-properties officeooo:rsid="028da6d1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294b03b" style:font-weight-asian="normal" style:font-weight-complex="normal"/>
    </style:style>
    <style:style style:name="T25" style:family="text">
      <style:text-properties fo:font-weight="normal" officeooo:rsid="0297363e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294b03b" style:font-weight-asian="bold" style:font-weight-complex="bold"/>
    </style:style>
    <style:style style:name="T28" style:family="text">
      <style:text-properties officeooo:rsid="029086b3"/>
    </style:style>
    <style:style style:name="T29" style:family="text">
      <style:text-properties officeooo:rsid="02915a57"/>
    </style:style>
    <style:style style:name="T30" style:family="text">
      <style:text-properties officeooo:rsid="02918a1f"/>
    </style:style>
    <style:style style:name="T31" style:family="text">
      <style:text-properties officeooo:rsid="0297363e"/>
    </style:style>
    <style:style style:name="T32" style:family="text">
      <style:text-properties officeooo:rsid="029db5fb"/>
    </style:style>
    <style:style style:name="T33" style:family="text">
      <style:text-properties officeooo:rsid="029f294c"/>
    </style:style>
    <style:style style:name="T34" style:family="text">
      <style:text-properties officeooo:rsid="02a0ad65"/>
    </style:style>
    <style:style style:name="T35" style:family="text">
      <style:text-properties officeooo:rsid="02a169d0"/>
    </style:style>
    <style:style style:name="T36" style:family="text">
      <style:text-properties officeooo:rsid="02a35975"/>
    </style:style>
    <style:style style:name="T37" style:family="text">
      <style:text-properties officeooo:rsid="02a4f089"/>
    </style:style>
    <style:style style:name="T38" style:family="text">
      <style:text-properties officeooo:rsid="02a5f9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ção WEB</text:p>
      <text:p text:style-name="P1"><text:span text:style-name="T4">Projeto </text:span><text:span text:style-name="T5">P</text:span><text:span text:style-name="T4">rático – Proposta de </text:span><text:span text:style-name="T5">T</text:span><text:span text:style-name="T4">ema</text:span></text:p>
      <text:p text:style-name="P3">Pedro Antônio de Souza <text:span text:style-name="T1">(</text:span>201810557<text:span text:style-name="T1">)</text:span></text:p>
      <text:p text:style-name="P18"><text:span text:style-name="T2">Tema do projeto </text:span><text:span text:style-name="T3">prático</text:span></text:p>
      <text:p text:style-name="P9"><text:span text:style-name="T22">Para o projeto prático da disciplina de Programação WEB, será desenvolvido um site de </text:span><text:span text:style-name="T15">notícias</text:span><text:span text:style-name="T22"> </text:span><text:span text:style-name="T28">chamado Imperial </text:span><text:span text:style-name="T7">Press</text:span><text:span text:style-name="T22">. </text:span><text:span text:style-name="T28">Esse sistema visa auxiliar a difusão de </text:span><text:span text:style-name="T29">informações relacionadas a </text:span><text:span text:style-name="T30">Associação </text:span><text:span text:style-name="T29">Atlética </text:span><text:span text:style-name="T30">Acadêmica de Ciência da Computação e Sistemas de Informação (Atlética </text:span><text:span text:style-name="T29">Imperial</text:span><text:span text:style-name="T30">)</text:span><text:span text:style-name="T29">. A construção do site será feito com as tecnologias Java 11, HTML5, Javascript ECMAScript 2018 e CSS3.</text:span><text:span text:style-name="T28"> </text:span></text:p>
      <text:p text:style-name="P10"><text:span text:style-name="T30">O sistema desempenha</text:span><text:span text:style-name="T37">rá</text:span><text:span text:style-name="T30"> um papel de mediador entre a </text:span><text:span text:style-name="T8">associação e seus representados. </text:span><text:span text:style-name="T15">Através de um painel de administração, será</text:span><text:span text:style-name="T8"> </text:span><text:span text:style-name="T15">possível</text:span><text:span text:style-name="T8"> gerenciar notícias criadas, modificá-las </text:span><text:span text:style-name="T15">ou</text:span><text:span text:style-name="T8"> excluí-las.</text:span></text:p>
      <text:p text:style-name="P11"><text:span text:style-name="T8">T</text:span><text:span text:style-name="T6">odo o sistema é independente e totalmente autocontido, ou seja, não deve interagir com nenhum outro sistema relacionado. O sistema não tem o intuito de realizar cadastro de usuários leitores para comentar e reagir às notícias.</text:span></text:p>
      <text:p text:style-name="P19">Levantamento de requisitos</text:p>
      <text:p text:style-name="P13">Requisitos dos administradores:</text:p>
      <text:p text:style-name="Título_20_bloco_20_de_20_texto">Requisito 001: Cadastrar notícia</text:p>
      <text:p text:style-name="Bloco_20_de_20_texto">Efetuar o cadastro de uma notícia no sistema.</text:p>
      <text:p text:style-name="Bloco_20_de_20_texto"><text:span text:style-name="T26">Prioridade:</text:span><text:span text:style-name="T23"> Essencial.</text:span></text:p>
      <text:p text:style-name="Bloco_20_de_20_texto"><text:span text:style-name="T27">Entradas e pré-condições:</text:span><text:span text:style-name="T24"> O usuário deve estar logado no sistema.</text:span></text:p>
      <text:p text:style-name="P6"><text:span text:style-name="T27">Saídas e pós-condições:</text:span><text:span text:style-name="T24"> O sistema exibe que foi cadastrado com sucesso ou mensagem de erro caso ocorra.</text:span></text:p>
      <text:p text:style-name="P22"/>
      <text:p text:style-name="P26">REQUISITO 002: Visualizar AVENTURA</text:p>
      <text:p text:style-name="P4">Visualiza detalhes de uma determinada notícia previamente cadastrada.</text:p>
      <text:p text:style-name="P7"><text:span text:style-name="T26">Prioridade:</text:span><text:span text:style-name="T23"> Essencial.</text:span></text:p>
      <text:p text:style-name="P7"><text:span text:style-name="T27">Entradas e pré-condições:</text:span><text:span text:style-name="T24"> O usuário deve estar logado no sistema.</text:span></text:p>
      <text:p text:style-name="P7"><text:span text:style-name="T27">Saídas e pós-condições:</text:span><text:span text:style-name="T24"> </text:span><text:span text:style-name="T17">Não há.</text:span></text:p>
      <text:p text:style-name="P23">Requisito 003: Editar Notícia</text:p>
      <text:p text:style-name="P4">Editar informações de uma aventura previamente cadastrada no sistema.</text:p>
      <text:p text:style-name="P7"><text:span text:style-name="T26">Prioridade:</text:span><text:span text:style-name="T23"> Essencial.</text:span></text:p>
      <text:p text:style-name="P7"><text:span text:style-name="T27">Entradas e pré-condições:</text:span><text:span text:style-name="T24"> O usuário deve estar logado no sistema.</text:span></text:p>
      <text:p text:style-name="P7"><text:span text:style-name="T27">Saídas e pós-condições:</text:span><text:span text:style-name="T24"> O sistema exibe que foi </text:span><text:span text:style-name="T17">atualizado</text:span><text:span text:style-name="T24"> com sucesso ou mensagem de erro caso ocorra.</text:span></text:p>
      <text:p text:style-name="P23">Requisito 004: Remover notícias</text:p>
      <text:p text:style-name="P4">Remover notícia previamente cadastrada no sistema.</text:p>
      <text:p text:style-name="P7"><text:span text:style-name="T26">Prioridade:</text:span><text:span text:style-name="T23"> Essencial.</text:span></text:p>
      <text:p text:style-name="P7"><text:span text:style-name="T27">Entradas e pré-condições:</text:span><text:span text:style-name="T24"> O usuário deve estar logado no sistema.</text:span></text:p>
      <text:p text:style-name="P7"><text:span text:style-name="T27">Saídas e pós-condições:</text:span><text:span text:style-name="T24"> O sistema exibe que foi </text:span><text:span text:style-name="T17">excluída</text:span><text:span text:style-name="T24"> com sucesso ou mensagem de erro caso ocorra.</text:span></text:p>
      <text:p text:style-name="P12"><text:span text:style-name="T24"/></text:p>
      <text:p text:style-name="P13"><text:span text:style-name="T24">R</text:span><text:span text:style-name="T23">equisito dos leitores:</text:span></text:p>
      <text:p text:style-name="P24">Requisito 005: Visualizar notícias <text:span text:style-name="T31">publicadas</text:span></text:p>
      <text:p text:style-name="P5">O leitor visualiza todas as notícias publicadas.</text:p>
      <text:p text:style-name="P8"><text:span text:style-name="T26">Prioridade:</text:span><text:span text:style-name="T23"> Essencial.</text:span></text:p>
      <text:p text:style-name="P8"><text:span text:style-name="T27">Entradas e pré-condições:</text:span><text:span text:style-name="T24"> </text:span><text:span text:style-name="T25">Não há.</text:span></text:p>
      <text:p text:style-name="P8"><text:span text:style-name="T27">Saídas e pós-condições:</text:span><text:span text:style-name="T24"> </text:span><text:span text:style-name="T19">Não há.</text:span></text:p>
      <text:p text:style-name="P25"><text:soft-page-break/>Requisito 0<text:span text:style-name="T31">06</text:span>: Visualizar notícia</text:p>
      <text:p text:style-name="P8"><text:span text:style-name="T20">O leitor visualiza na integra uma notícia publicada.</text:span></text:p>
      <text:p text:style-name="P8"><text:span text:style-name="T26">Prioridade:</text:span><text:span text:style-name="T23"> Essencial.</text:span></text:p>
      <text:p text:style-name="P8"><text:span text:style-name="T27">Entradas e pré-condições:</text:span><text:span text:style-name="T24"> </text:span><text:span text:style-name="T25">Não há.</text:span></text:p>
      <text:p text:style-name="P8"><text:span text:style-name="T21">Saídas e pós-condições:</text:span><text:span text:style-name="T18"> </text:span><text:span text:style-name="T19">Não há.</text:span></text:p>
      <text:p text:style-name="P20">Estratégias de codificação</text:p>
      <text:p text:style-name="P14"><text:span text:style-name="T9">O desenvolvimento do back-end será feito </text:span><text:span text:style-name="T11">no padrão Model-View-Controller, utilizando a </text:span><text:span text:style-name="T9">li</text:span><text:span text:style-name="T10">n</text:span><text:span text:style-name="T9">guagem</text:span><text:span text:style-name="T29"> Java 11 </text:span><text:span text:style-name="T11">com auxílio da</text:span><text:span text:style-name="T32"> </text:span><text:span text:style-name="T33">Java Persistence API (JPA) e Spring Framework. </text:span><text:span text:style-name="T34">A escolha da JPA e do Spring Framework se devem ao fato de </text:span><text:span text:style-name="T16">serem facilitadores</text:span><text:span text:style-name="T34"> </text:span><text:span text:style-name="T38">n</text:span><text:span text:style-name="T34">o gerenciamento do banco de dados e </text:span><text:span text:style-name="T38">n</text:span><text:span text:style-name="T34">a escrita de código, respectivamente. O banco de dados </text:span><text:span text:style-name="T38">utilizado </text:span><text:span text:style-name="T34">será o MySQL.</text:span></text:p>
      <text:p text:style-name="P15"><text:span text:style-name="T12">A interface gráfica</text:span><text:span text:style-name="T34"> será desenvolvid</text:span><text:span text:style-name="T35">a</text:span><text:span text:style-name="T34"> utilizando</text:span><text:span text:style-name="T29"> HTML5, Javascript e CSS3. </text:span><text:span text:style-name="T11">Além disso, </text:span><text:span text:style-name="T12">a programação e a estilização do front-end serão reforçadas pelo uso da biblioteca jQuery e </text:span><text:span text:style-name="T13">do framework Bootstrap, respectivamente.</text:span></text:p>
      <text:p text:style-name="P21">Resultados esperados</text:p>
      <text:p text:style-name="P16">Espera-se que o site tenha um painel de administração intuitivo e eficiente para postagem das notícias. Para os leitores, haverá uma interface agradável para leitura.</text:p>
      <text:p text:style-name="P17"><text:span text:style-name="T36">Apesar dos meus estudos sobre </text:span><text:span text:style-name="T38">a utilização de</text:span><text:span text:style-name="T36"> Java </text:span><text:span text:style-name="T14">em</text:span><text:span text:style-name="T36"> aplicações web terem se iniciado há pouco tempo, espero conseguir aplicar todas as tecnologias citadas nesse documento de forma correta para atingir os objetivos do siste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1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1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d0d0d0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d0d0d0" fo:padding-left="0.101cm" fo:padding-right="0.101cm" fo:padding-top="0.049cm" fo:padding-bottom="0.049cm" fo:border-left="2.01pt solid #a5a5a5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1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2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2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2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2" fo:font-family="'CMU Serif'" style:font-style-name="Regular" style:font-family-generic="roman" style:font-pitch="variable" fo:font-size="10.5pt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12-08T21:48:51.616902987</dc:date>
    <meta:editing-duration>PT2H5M56S</meta:editing-duration>
    <meta:editing-cycles>85</meta:editing-cycles>
    <meta:generator>LibreOffice/6.4.6.2$Linux_X86_64 LibreOffice_project/40$Build-2</meta:generator>
    <meta:document-statistic meta:table-count="0" meta:image-count="0" meta:object-count="0" meta:page-count="3" meta:paragraph-count="46" meta:word-count="501" meta:character-count="3410" meta:non-whitespace-character-count="2953"/>
  </office:meta>
</office:document-meta>
</file>